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Verdana" officeooo:rsid="001c5331" officeooo:paragraph-rsid="001c5331"/>
    </style:style>
    <style:style style:name="P3" style:family="paragraph" style:parent-style-name="Standard">
      <style:paragraph-properties fo:text-align="center" style:justify-single-word="false"/>
      <style:text-properties style:font-name="Verdana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Verdana" officeooo:rsid="001c5331" officeooo:paragraph-rsid="001c5331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SP Aufgabe 1 Dokumentation von Ervin Kaltak und Ruben Marin Grez</text:p>
      <text:p text:style-name="P3">Modulkonzept:</text:p>
      <text:p text:style-name="P1"/>
      <text:p text:style-name="P2">time: </text:p>
      <text:p text:style-name="P2"/>
      <text:p text:style-name="P2">- stellt wait Funktion zur Verfügung</text:p>
      <text:p text:style-name="P2"/>
      <text:p text:style-name="P2">gpio_basefunct: </text:p>
      <text:p text:style-name="P2"/>
      <text:p text:style-name="P2">-die Basisfunktionen der Peripherie</text:p>
      <text:p text:style-name="P2"/>
      <text:p text:style-name="P2">one_wire: </text:p>
      <text:p text:style-name="P2"/>
      <text:p text:style-name="P2">-bietet Funktionalitäten nach dem one wire protokoll an </text:p>
      <text:p text:style-name="P2">-crc check </text:p>
      <text:p text:style-name="P2"/>
      <text:p text:style-name="P2">search_and_measure: </text:p>
      <text:p text:style-name="P2"/>
      <text:p text:style-name="P2">-sucht die Sensoren am Bus</text:p>
      <text:p text:style-name="P2">-ermöglicht Temperaturmessung </text:p>
      <text:p text:style-name="P2"/>
      <text:p text:style-name="P2">output: </text:p>
      <text:p text:style-name="P2"><text:span text:style-name="T2"/></text:p>
      <text:p text:style-name="P4">-druckt die Temperaturen auf dem LCD-Display <text:s/></text:p>
      <text:p text:style-name="P2"><text:s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4T15:47:14.171000000</dc:date>
    <meta:editing-duration>PT7M28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5" meta:word-count="50" meta:character-count="380" meta:non-whitespace-character-count="332"/>
  </office:meta>
</office:document-meta>
</file>